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rantišku,</text:p>
      <text:p text:style-name="Normal">v tvořivých dílnách nebe nás hvězdy propojily stejným zvířecím znamením - Pannou. Toto neobyčejné pouto lásky a sounáležitosti, co sdílíme, je znamením, že spolu umíme vytvářet krásu nejen kolem sebe, ale i ve světě, který nás obklopuje. Tvůj ochránce, archanděl Jophiel, inspiruje k pohledům plným vnitřního lesku a kreativity. Jenž právě v tobě, jak víš, vzbuzuje touhu po kráse vnější i vnitřní. </text:p>
      <text:p text:style-name="Normal">V tento den lásky si přeji, abychom společně pokračovali na cestě za krásou, která nám je údělná. Ať nás společné znamení Panny vede k objevování těch nejzářivějších momentů, které naše srdce umí rozpoznat. Buďme jako zahrada plná rostlin, která kvete pod pečlivým okem Jophiela, každý den krásnější a s každým okamžikem bližší tomu, abychom byli pravou esencí lásky a krásy ve světě.</text:p>
      <text:p text:style-name="Normal">S láskou, na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